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Librar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Impl.SharedLibraryImpl( SharedLibraryDesc library ,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Library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Impl.getClass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